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647" officeooo:paragraph-rsid="000ae647"/>
    </style:style>
    <style:style style:name="P2" style:family="paragraph" style:parent-style-name="Standard" style:list-style-name="L1">
      <style:text-properties officeooo:rsid="000ae647" officeooo:paragraph-rsid="000ae6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go que correr:</text:p>
      <text:p text:style-name="P1"/>
      <text:list xml:id="list5635676344334038328" text:style-name="L1">
        <text:list-item>
          <text:p text:style-name="P2">Secuencial</text:p>
          <text:list>
            <text:list-item>
              <text:p text:style-name="P2">For normal</text:p>
            </text:list-item>
            <text:list-item>
              <text:p text:style-name="P2">For normal con cambio de indices</text:p>
            </text:list-item>
            <text:list-item>
              <text:p text:style-name="P2">Con SIMD</text:p>
            </text:list-item>
            <text:list-item>
              <text:p text:style-name="P2">Sin SIMD</text:p>
            </text:list-item>
          </text:list>
        </text:list-item>
        <text:list-item>
          <text:p text:style-name="P2">Paralelo</text:p>
          <text:list>
            <text:list-item>
              <text:p text:style-name="P2">For normal</text:p>
            </text:list-item>
            <text:list-item>
              <text:p text:style-name="P2">For normal con cambio de indices</text:p>
            </text:list-item>
            <text:list-item>
              <text:p text:style-name="P2">Con SIMD</text:p>
            </text:list-item>
            <text:list-item>
              <text:p text:style-name="P2">Sin SIMD</text:p>
            </text:list-item>
          </text:list>
        </text:list-item>
      </text:list>
      <text:p text:style-name="P1"/>
      <text:p text:style-name="P1">Tengo que hacer un par de casos mas en cuanto a afinida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3:20:27.748433540</meta:creation-date>
    <dc:date>2017-10-25T23:22:39.861256045</dc:date>
    <meta:editing-duration>P0D</meta:editing-duration>
    <meta:editing-cycles>1</meta:editing-cycles>
    <meta:document-statistic meta:table-count="0" meta:image-count="0" meta:object-count="0" meta:page-count="1" meta:paragraph-count="12" meta:word-count="51" meta:character-count="218" meta:non-whitespace-character-count="189"/>
    <meta:generator>LibreOffice/4.2.8.2$Linux_X86_64 LibreOffice_project/420m0$Build-2</meta:generator>
  </office:meta>
</office:document-meta>
</file>